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Window Size</text:p>
          </table:table-cell>
          <table:table-cell office:value-type="string">
            <text:p>Precision by link</text:p>
          </table:table-cell>
          <table:table-cell office:value-type="string">
            <text:p>Recall by link</text:p>
          </table:table-cell>
          <table:table-cell office:value-type="string">
            <text:p>Recall by link (exc.)</text:p>
          </table:table-cell>
          <table:table-cell office:value-type="string">
            <text:p>Recall by bullet</text:p>
          </table:table-cell>
          <table:table-cell office:value-type="string">
            <text:p>Recall by bullet (exc.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10989010989">
            <text:p>0.01</text:p>
          </table:table-cell>
          <table:table-cell office:value-type="float" office:value="0.0234162174694">
            <text:p>0.02</text:p>
          </table:table-cell>
          <table:table-cell office:value-type="float" office:value="0.0368646774341">
            <text:p>0.04</text:p>
          </table:table-cell>
          <table:table-cell office:value-type="float" office:value="0.0775648252537">
            <text:p>0.08</text:p>
          </table:table-cell>
          <table:table-cell office:value-type="float" office:value="0.08155523945">
            <text:p>0.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255769230769">
            <text:p>0.03</text:p>
          </table:table-cell>
          <table:table-cell office:value-type="float" office:value="0.0539616298615">
            <text:p>0.05</text:p>
          </table:table-cell>
          <table:table-cell office:value-type="float" office:value="0.0849530066612">
            <text:p>0.08</text:p>
          </table:table-cell>
          <table:table-cell office:value-type="float" office:value="0.0960541149944">
            <text:p>0.1</text:p>
          </table:table-cell>
          <table:table-cell office:value-type="float" office:value="0.100995732575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76648351648">
            <text:p>0.04</text:p>
          </table:table-cell>
          <table:table-cell office:value-type="float" office:value="0.0794644409668">
            <text:p>0.08</text:p>
          </table:table-cell>
          <table:table-cell office:value-type="float" office:value="0.125102655352">
            <text:p>0.13</text:p>
          </table:table-cell>
          <table:table-cell office:value-type="float" office:value="0.109808342728">
            <text:p>0.11</text:p>
          </table:table-cell>
          <table:table-cell office:value-type="float" office:value="0.115457562826">
            <text:p>0.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81593406593">
            <text:p>0.05</text:p>
          </table:table-cell>
          <table:table-cell office:value-type="float" office:value="0.101605517881">
            <text:p>0.1</text:p>
          </table:table-cell>
          <table:table-cell office:value-type="float" office:value="0.159959850351">
            <text:p>0.16</text:p>
          </table:table-cell>
          <table:table-cell office:value-type="float" office:value="0.121082299887">
            <text:p>0.12</text:p>
          </table:table-cell>
          <table:table-cell office:value-type="float" office:value="0.127311522048">
            <text:p>0.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77197802198">
            <text:p>0.06</text:p>
          </table:table-cell>
          <table:table-cell office:value-type="float" office:value="0.121775923028">
            <text:p>0.12</text:p>
          </table:table-cell>
          <table:table-cell office:value-type="float" office:value="0.191714572497">
            <text:p>0.19</text:p>
          </table:table-cell>
          <table:table-cell office:value-type="float" office:value="0.131003382187">
            <text:p>0.13</text:p>
          </table:table-cell>
          <table:table-cell office:value-type="float" office:value="0.137743006164">
            <text:p>0.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666758241758">
            <text:p>0.07</text:p>
          </table:table-cell>
          <table:table-cell office:value-type="float" office:value="0.14067118762">
            <text:p>0.14</text:p>
          </table:table-cell>
          <table:table-cell office:value-type="float" office:value="0.221461812209">
            <text:p>0.22</text:p>
          </table:table-cell>
          <table:table-cell office:value-type="float" office:value="0.139120631342">
            <text:p>0.14</text:p>
          </table:table-cell>
          <table:table-cell office:value-type="float" office:value="0.146277856804">
            <text:p>0.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50549450549">
            <text:p>0.08</text:p>
          </table:table-cell>
          <table:table-cell office:value-type="float" office:value="0.15834927259">
            <text:p>0.16</text:p>
          </table:table-cell>
          <table:table-cell office:value-type="float" office:value="0.249292818688">
            <text:p>0.25</text:p>
          </table:table-cell>
          <table:table-cell office:value-type="float" office:value="0.14611048478">
            <text:p>0.15</text:p>
          </table:table-cell>
          <table:table-cell office:value-type="float" office:value="0.153627311522">
            <text:p>0.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831868131868">
            <text:p>0.08</text:p>
          </table:table-cell>
          <table:table-cell office:value-type="float" office:value="0.175505709152">
            <text:p>0.18</text:p>
          </table:table-cell>
          <table:table-cell office:value-type="float" office:value="0.276302582352">
            <text:p>0.28</text:p>
          </table:table-cell>
          <table:table-cell office:value-type="float" office:value="0.153100338219">
            <text:p>0.15</text:p>
          </table:table-cell>
          <table:table-cell office:value-type="float" office:value="0.16097676624">
            <text:p>0.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908241758242">
            <text:p>0.09</text:p>
          </table:table-cell>
          <table:table-cell office:value-type="float" office:value="0.191618848896">
            <text:p>0.19</text:p>
          </table:table-cell>
          <table:table-cell office:value-type="float" office:value="0.301669860389">
            <text:p>0.3</text:p>
          </table:table-cell>
          <table:table-cell office:value-type="float" office:value="0.157158962796">
            <text:p>0.16</text:p>
          </table:table-cell>
          <table:table-cell office:value-type="float" office:value="0.16524419156">
            <text:p>0.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981318681319">
            <text:p>0.1</text:p>
          </table:table-cell>
          <table:table-cell office:value-type="float" office:value="0.207036457428">
            <text:p>0.21</text:p>
          </table:table-cell>
          <table:table-cell office:value-type="float" office:value="0.325942148006">
            <text:p>0.33</text:p>
          </table:table-cell>
          <table:table-cell office:value-type="float" office:value="0.160541149944">
            <text:p>0.16</text:p>
          </table:table-cell>
          <table:table-cell office:value-type="float" office:value="0.168800379327">
            <text:p>0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05137362637">
            <text:p>0.11</text:p>
          </table:table-cell>
          <table:table-cell office:value-type="float" office:value="0.221816495682">
            <text:p>0.22</text:p>
          </table:table-cell>
          <table:table-cell office:value-type="float" office:value="0.349210694406">
            <text:p>0.35</text:p>
          </table:table-cell>
          <table:table-cell office:value-type="float" office:value="0.165727170237">
            <text:p>0.17</text:p>
          </table:table-cell>
          <table:table-cell office:value-type="float" office:value="0.174253200569">
            <text:p>0.17</text:p>
          </table:table-cell>
        </table:table-row>
        <table:table-row table:style-name="ro1">
          <table:table-cell>
            <draw:frame table:end-cell-address="Sheet1.F32" table:end-x="3.347cm" table:end-y="0.451cm" draw:z-index="0" draw:style-name="gr1" svg:width="17.194cm" svg:height="8.918cm" svg:x="0.109cm" svg:y="0.08cm">
              <draw:object draw:notify-on-update-of-ranges="Sheet1.A1:Sheet1.A1 Sheet1.A2:Sheet1.A12 Sheet1.B1:Sheet1.B1 Sheet1.B2:Sheet1.B12 Sheet1.A1:Sheet1.A1 Sheet1.A2:Sheet1.A12 Sheet1.C1:Sheet1.C1 Sheet1.C2:Sheet1.C12 Sheet1.A1:Sheet1.A1 Sheet1.A2:Sheet1.A12 Sheet1.D1:Sheet1.D1 Sheet1.D2:Sheet1.D12 Sheet1.A1:Sheet1.A1 Sheet1.A2:Sheet1.A12 Sheet1.E1:Sheet1.E1 Sheet1.E2:Sheet1.E12 Sheet1.A1:Sheet1.A1 Sheet1.A2:Sheet1.A12 Sheet1.F1:Sheet1.F1 Sheet1.F2:Sheet1.F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ko" style:country-asian="KR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ko" style:country-asian="KR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6">2010-07-26</text:date>, <text:time>14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26T13:33:49</meta:creation-date>
    <dc:date>2010-07-26T13:56:43</dc:date>
    <meta:editing-duration>PT00H06M22S</meta:editing-duration>
    <meta:editing-cycles>1</meta:editing-cycles>
    <meta:generator>NeoOffice/3.1.1$Unix OpenOffice.org_project/Patch 1</meta:generator>
    <meta:document-statistic meta:table-count="3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195cm" svg:height="8.919cm" chart:class="chart:scatter" chart:style-name="ch1">
        <chart:legend chart:legend-position="end" svg:x="13.507cm" svg:y="3.362cm" chart:style-name="ch2"/>
        <chart:plot-area chart:style-name="ch3" table:cell-range-address="Sheet1.A1:Sheet1.F12" chart:data-source-has-labels="row" svg:x="0.343cm" svg:y="0.178cm" svg:width="12.822cm" svg:height="8.38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series chart:style-name="ch8" chart:values-cell-range-address="Sheet1.D2:Sheet1.D12" chart:label-cell-address="Sheet1.D1:Sheet1.D1" chart:class="chart:scatter">
            <chart:data-point chart:repeated="11"/>
          </chart:series>
          <chart:series chart:style-name="ch9" chart:values-cell-range-address="Sheet1.E2:Sheet1.E12" chart:label-cell-address="Sheet1.E1:Sheet1.E1" chart:class="chart:scatter">
            <chart:data-point chart:repeated="11"/>
          </chart:series>
          <chart:series chart:style-name="ch10" chart:values-cell-range-address="Sheet1.F2:Sheet1.F12" chart:label-cell-address="Sheet1.F1:Sheet1.F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Precision by link</text:p>
              </table:table-cell>
              <table:table-cell office:value-type="string">
                <text:p text:id="Sheet1.C1:Sheet1.C1">Recall by link</text:p>
              </table:table-cell>
              <table:table-cell office:value-type="string">
                <text:p text:id="Sheet1.D1:Sheet1.D1">Recall by link (exc.)</text:p>
              </table:table-cell>
              <table:table-cell office:value-type="string">
                <text:p text:id="Sheet1.E1:Sheet1.E1">Recall by bullet</text:p>
              </table:table-cell>
              <table:table-cell office:value-type="string">
                <text:p text:id="Sheet1.F1:Sheet1.F1">Recall by bullet (exc.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:Sheet1.A12">0</text:p>
              </table:table-cell>
              <table:table-cell office:value-type="float" office:value="0.0110989010989">
                <text:p text:id="Sheet1.B2:Sheet1.B12">0.0110989010989</text:p>
              </table:table-cell>
              <table:table-cell office:value-type="float" office:value="0.0234162174694">
                <text:p text:id="Sheet1.C2:Sheet1.C12">0.0234162174694</text:p>
              </table:table-cell>
              <table:table-cell office:value-type="float" office:value="0.0368646774341">
                <text:p text:id="Sheet1.D2:Sheet1.D12">0.0368646774341</text:p>
              </table:table-cell>
              <table:table-cell office:value-type="float" office:value="0.0775648252537">
                <text:p text:id="Sheet1.E2:Sheet1.E12">0.0775648252537</text:p>
              </table:table-cell>
              <table:table-cell office:value-type="float" office:value="0.08155523945">
                <text:p text:id="Sheet1.F2:Sheet1.F12">0.081555239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55769230769">
                <text:p>0.0255769230769</text:p>
              </table:table-cell>
              <table:table-cell office:value-type="float" office:value="0.0539616298615">
                <text:p>0.0539616298615</text:p>
              </table:table-cell>
              <table:table-cell office:value-type="float" office:value="0.0849530066612">
                <text:p>0.0849530066612</text:p>
              </table:table-cell>
              <table:table-cell office:value-type="float" office:value="0.0960541149944">
                <text:p>0.0960541149944</text:p>
              </table:table-cell>
              <table:table-cell office:value-type="float" office:value="0.100995732575">
                <text:p>0.100995732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76648351648">
                <text:p>0.0376648351648</text:p>
              </table:table-cell>
              <table:table-cell office:value-type="float" office:value="0.0794644409668">
                <text:p>0.0794644409668</text:p>
              </table:table-cell>
              <table:table-cell office:value-type="float" office:value="0.125102655352">
                <text:p>0.125102655352</text:p>
              </table:table-cell>
              <table:table-cell office:value-type="float" office:value="0.109808342728">
                <text:p>0.109808342728</text:p>
              </table:table-cell>
              <table:table-cell office:value-type="float" office:value="0.115457562826">
                <text:p>0.115457562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81593406593">
                <text:p>0.0481593406593</text:p>
              </table:table-cell>
              <table:table-cell office:value-type="float" office:value="0.101605517881">
                <text:p>0.101605517881</text:p>
              </table:table-cell>
              <table:table-cell office:value-type="float" office:value="0.159959850351">
                <text:p>0.159959850351</text:p>
              </table:table-cell>
              <table:table-cell office:value-type="float" office:value="0.121082299887">
                <text:p>0.121082299887</text:p>
              </table:table-cell>
              <table:table-cell office:value-type="float" office:value="0.127311522048">
                <text:p>0.12731152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577197802198">
                <text:p>0.0577197802198</text:p>
              </table:table-cell>
              <table:table-cell office:value-type="float" office:value="0.121775923028">
                <text:p>0.121775923028</text:p>
              </table:table-cell>
              <table:table-cell office:value-type="float" office:value="0.191714572497">
                <text:p>0.191714572497</text:p>
              </table:table-cell>
              <table:table-cell office:value-type="float" office:value="0.131003382187">
                <text:p>0.131003382187</text:p>
              </table:table-cell>
              <table:table-cell office:value-type="float" office:value="0.137743006164">
                <text:p>0.137743006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666758241758">
                <text:p>0.0666758241758</text:p>
              </table:table-cell>
              <table:table-cell office:value-type="float" office:value="0.14067118762">
                <text:p>0.14067118762</text:p>
              </table:table-cell>
              <table:table-cell office:value-type="float" office:value="0.221461812209">
                <text:p>0.221461812209</text:p>
              </table:table-cell>
              <table:table-cell office:value-type="float" office:value="0.139120631342">
                <text:p>0.139120631342</text:p>
              </table:table-cell>
              <table:table-cell office:value-type="float" office:value="0.146277856804">
                <text:p>0.146277856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750549450549">
                <text:p>0.0750549450549</text:p>
              </table:table-cell>
              <table:table-cell office:value-type="float" office:value="0.15834927259">
                <text:p>0.15834927259</text:p>
              </table:table-cell>
              <table:table-cell office:value-type="float" office:value="0.249292818688">
                <text:p>0.249292818688</text:p>
              </table:table-cell>
              <table:table-cell office:value-type="float" office:value="0.14611048478">
                <text:p>0.14611048478</text:p>
              </table:table-cell>
              <table:table-cell office:value-type="float" office:value="0.153627311522">
                <text:p>0.153627311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831868131868">
                <text:p>0.0831868131868</text:p>
              </table:table-cell>
              <table:table-cell office:value-type="float" office:value="0.175505709152">
                <text:p>0.175505709152</text:p>
              </table:table-cell>
              <table:table-cell office:value-type="float" office:value="0.276302582352">
                <text:p>0.276302582352</text:p>
              </table:table-cell>
              <table:table-cell office:value-type="float" office:value="0.153100338219">
                <text:p>0.153100338219</text:p>
              </table:table-cell>
              <table:table-cell office:value-type="float" office:value="0.16097676624">
                <text:p>0.16097676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908241758242">
                <text:p>0.0908241758242</text:p>
              </table:table-cell>
              <table:table-cell office:value-type="float" office:value="0.191618848896">
                <text:p>0.191618848896</text:p>
              </table:table-cell>
              <table:table-cell office:value-type="float" office:value="0.301669860389">
                <text:p>0.301669860389</text:p>
              </table:table-cell>
              <table:table-cell office:value-type="float" office:value="0.157158962796">
                <text:p>0.157158962796</text:p>
              </table:table-cell>
              <table:table-cell office:value-type="float" office:value="0.16524419156">
                <text:p>0.16524419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81318681319">
                <text:p>0.0981318681319</text:p>
              </table:table-cell>
              <table:table-cell office:value-type="float" office:value="0.207036457428">
                <text:p>0.207036457428</text:p>
              </table:table-cell>
              <table:table-cell office:value-type="float" office:value="0.325942148006">
                <text:p>0.325942148006</text:p>
              </table:table-cell>
              <table:table-cell office:value-type="float" office:value="0.160541149944">
                <text:p>0.160541149944</text:p>
              </table:table-cell>
              <table:table-cell office:value-type="float" office:value="0.168800379327">
                <text:p>0.168800379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05137362637">
                <text:p>0.105137362637</text:p>
              </table:table-cell>
              <table:table-cell office:value-type="float" office:value="0.221816495682">
                <text:p>0.221816495682</text:p>
              </table:table-cell>
              <table:table-cell office:value-type="float" office:value="0.349210694406">
                <text:p>0.349210694406</text:p>
              </table:table-cell>
              <table:table-cell office:value-type="float" office:value="0.165727170237">
                <text:p>0.165727170237</text:p>
              </table:table-cell>
              <table:table-cell office:value-type="float" office:value="0.174253200569">
                <text:p>0.174253200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1$Unix OpenOffice.org_project/Patch 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